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98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31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21.538cm" svg:y="0.387cm">
            <draw:object draw:notify-on-update-of-ranges="Hoja1.C1:Hoja1.C2 Hoja1.C3:Hoja1.C13 Hoja1.D1:Hoja1.D2 Hoja1.D3:Hoja1.D13 Hoja1.E1:Hoja1.E2 Hoja1.E3:Hoja1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1 thread 1 core</text:p>
          </table:table-cell>
          <table:table-cell table:number-columns-repeated="2" table:style-name="Default" office:value-type="string">
            <text:p>8 threads</text:p>
          </table:table-cell>
          <table:table-cell/>
        </table:table-row>
        <table:table-row table:style-name="ro1">
          <table:table-cell/>
          <table:table-cell office:value-type="string">
            <text:p>Nº de componentes</text:p>
          </table:table-cell>
          <table:table-cell table:style-name="ce1" office:value-type="string">
            <text:p>T.secuencial</text:p>
          </table:table-cell>
          <table:table-cell table:style-name="ce1" office:value-type="string">
            <text:p>T.paralelo (for)</text:p>
          </table:table-cell>
          <table:table-cell table:style-name="ce1" office:value-type="string">
            <text:p>T.paralelo (sections)</text:p>
          </table:table-cell>
          <table:table-cell office:value-type="string">
            <text:p>Ejecución</text:p>
          </table:table-cell>
        </table:table-row>
        <table:table-row table:style-name="ro2">
          <table:table-cell/>
          <table:table-cell office:value-type="float" office:value="65536">
            <text:p>65536</text:p>
          </table:table-cell>
          <table:table-cell table:style-name="ce2" office:value-type="float" office:value="0.002385253">
            <text:p>0,002385253</text:p>
          </table:table-cell>
          <table:table-cell table:style-name="ce2" office:value-type="float" office:value="0.00259839499994996">
            <text:p>0,002598395</text:p>
          </table:table-cell>
          <table:table-cell table:style-name="ce2" office:value-type="float" office:value="0.00344571499954327">
            <text:p>0,003445715</text:p>
          </table:table-cell>
          <table:table-cell office:value-type="string">
            <text:p>1º</text:p>
          </table:table-cell>
        </table:table-row>
        <table:table-row table:style-name="ro2">
          <table:table-cell/>
          <table:table-cell office:value-type="float" office:value="131072">
            <text:p>131072</text:p>
          </table:table-cell>
          <table:table-cell office:value-type="float" office:value="0.004795996">
            <text:p>0,004795996</text:p>
          </table:table-cell>
          <table:table-cell office:value-type="float" office:value="0.000954691000515595">
            <text:p>0,000954691</text:p>
          </table:table-cell>
          <table:table-cell office:value-type="float" office:value="0.00653171200065117">
            <text:p>0,006531712</text:p>
          </table:table-cell>
          <table:table-cell office:value-type="string">
            <text:p>2º</text:p>
          </table:table-cell>
        </table:table-row>
        <table:table-row table:style-name="ro2">
          <table:table-cell/>
          <table:table-cell office:value-type="float" office:value="262144">
            <text:p>262144</text:p>
          </table:table-cell>
          <table:table-cell office:value-type="float" office:value="0.009886355">
            <text:p>0,009886355</text:p>
          </table:table-cell>
          <table:table-cell office:value-type="float" office:value="0.00142570500065631">
            <text:p>0,001425705</text:p>
          </table:table-cell>
          <table:table-cell office:value-type="float" office:value="0.0108834259990545">
            <text:p>0,010883426</text:p>
          </table:table-cell>
          <table:table-cell office:value-type="string">
            <text:p>3º</text:p>
          </table:table-cell>
        </table:table-row>
        <table:table-row table:style-name="ro2">
          <table:table-cell/>
          <table:table-cell office:value-type="float" office:value="524288">
            <text:p>524288</text:p>
          </table:table-cell>
          <table:table-cell office:value-type="float" office:value="0.020680093">
            <text:p>0,020680093</text:p>
          </table:table-cell>
          <table:table-cell office:value-type="float" office:value="0.00315838599999552">
            <text:p>0,003158386</text:p>
          </table:table-cell>
          <table:table-cell office:value-type="float" office:value="0.0170748130003631">
            <text:p>0,017074813</text:p>
          </table:table-cell>
          <table:table-cell office:value-type="string">
            <text:p>4º</text:p>
          </table:table-cell>
        </table:table-row>
        <table:table-row table:style-name="ro2">
          <table:table-cell/>
          <table:table-cell office:value-type="float" office:value="1048576">
            <text:p>1048576</text:p>
          </table:table-cell>
          <table:table-cell office:value-type="float" office:value="0.18203325">
            <text:p>0,18203325</text:p>
          </table:table-cell>
          <table:table-cell office:value-type="float" office:value="0.00583100299991202">
            <text:p>0,005831003</text:p>
          </table:table-cell>
          <table:table-cell office:value-type="float" office:value="0.0135738970002421">
            <text:p>0,013573897</text:p>
          </table:table-cell>
          <table:table-cell office:value-type="string">
            <text:p>5º</text:p>
          </table:table-cell>
        </table:table-row>
        <table:table-row table:style-name="ro2">
          <table:table-cell/>
          <table:table-cell office:value-type="float" office:value="2097152">
            <text:p>2097152</text:p>
          </table:table-cell>
          <table:table-cell office:value-type="float" office:value="0.34482678">
            <text:p>0,34482678</text:p>
          </table:table-cell>
          <table:table-cell office:value-type="float" office:value="0.0132128789991839">
            <text:p>0,013212879</text:p>
          </table:table-cell>
          <table:table-cell office:value-type="float" office:value="0.0300271140004043">
            <text:p>0,030027114</text:p>
          </table:table-cell>
          <table:table-cell office:value-type="string">
            <text:p>6º</text:p>
          </table:table-cell>
        </table:table-row>
        <table:table-row table:style-name="ro2">
          <table:table-cell/>
          <table:table-cell office:value-type="float" office:value="4194304">
            <text:p>4194304</text:p>
          </table:table-cell>
          <table:table-cell office:value-type="float" office:value="0.066323893">
            <text:p>0,066323893</text:p>
          </table:table-cell>
          <table:table-cell office:value-type="float" office:value="0.0241820489991369">
            <text:p>0,024182049</text:p>
          </table:table-cell>
          <table:table-cell office:value-type="float" office:value="0.0486782440002571">
            <text:p>0,048678244</text:p>
          </table:table-cell>
          <table:table-cell office:value-type="string">
            <text:p>7º</text:p>
          </table:table-cell>
        </table:table-row>
        <table:table-row table:style-name="ro2">
          <table:table-cell/>
          <table:table-cell office:value-type="float" office:value="8388608">
            <text:p>8388608</text:p>
          </table:table-cell>
          <table:table-cell office:value-type="float" office:value="0.115778912">
            <text:p>0,115778912</text:p>
          </table:table-cell>
          <table:table-cell office:value-type="float" office:value="0.0467073880008684">
            <text:p>0,046707388</text:p>
          </table:table-cell>
          <table:table-cell office:value-type="float" office:value="0.085894041998472">
            <text:p>0,085894042</text:p>
          </table:table-cell>
          <table:table-cell office:value-type="string">
            <text:p>8º</text:p>
          </table:table-cell>
        </table:table-row>
        <table:table-row table:style-name="ro2">
          <table:table-cell/>
          <table:table-cell office:value-type="float" office:value="16777216">
            <text:p>16777216</text:p>
          </table:table-cell>
          <table:table-cell office:value-type="float" office:value="0.214063196">
            <text:p>0,214063196</text:p>
          </table:table-cell>
          <table:table-cell office:value-type="float" office:value="0.0932954689997132">
            <text:p>0,093295469</text:p>
          </table:table-cell>
          <table:table-cell office:value-type="float" office:value="0.171258825001132">
            <text:p>0,171258825</text:p>
          </table:table-cell>
          <table:table-cell office:value-type="string">
            <text:p>9º</text:p>
          </table:table-cell>
        </table:table-row>
        <table:table-row table:style-name="ro2">
          <table:table-cell/>
          <table:table-cell office:value-type="float" office:value="33554432">
            <text:p>33554432</text:p>
          </table:table-cell>
          <table:table-cell office:value-type="float" office:value="0.422357492">
            <text:p>0,422357492</text:p>
          </table:table-cell>
          <table:table-cell office:value-type="float" office:value="0.175181972999781">
            <text:p>0,175181973</text:p>
          </table:table-cell>
          <table:table-cell office:value-type="float" office:value="0.3318714979996">
            <text:p>0,331871498</text:p>
          </table:table-cell>
          <table:table-cell office:value-type="string">
            <text:p>10º</text:p>
          </table:table-cell>
        </table:table-row>
        <table:table-row table:style-name="ro2">
          <table:table-cell/>
          <table:table-cell office:value-type="float" office:value="67108864">
            <text:p>67108864</text:p>
          </table:table-cell>
          <table:table-cell table:style-name="ce4" office:value-type="float" office:value="0.847398284">
            <text:p>0,847398284</text:p>
          </table:table-cell>
          <table:table-cell table:style-name="ce4" office:value-type="float" office:value="0.345761000000493">
            <text:p>0,345761</text:p>
          </table:table-cell>
          <table:table-cell table:style-name="ce4" office:value-type="float" office:value="0.660043953999775">
            <text:p>0,660043954</text:p>
          </table:table-cell>
          <table:table-cell office:value-type="string">
            <text:p>11º</text:p>
          </table:table-cell>
        </table:table-row>
        <table:table-row table:style-name="ro2">
          <table:table-cell/>
          <table:table-cell table:style-name="Default" table:number-columns-repeated="4"/>
          <table:table-cell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adge </meta:initial-creator>
    <meta:creation-date>2013-03-28T12:13:21</meta:creation-date>
    <dc:date>2013-04-02T18:52:12</dc:date>
    <dc:creator>Loadge </dc:creator>
    <meta:editing-duration>P0D</meta:editing-duration>
    <meta:editing-cycles>5</meta:editing-cycles>
    <meta:generator>LibreOffice/3.5$Linux_X86_64 LibreOffice_project/350m1$Build-2</meta:generator>
    <meta:document-statistic meta:table-count="3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3.703cm" style:legend-expansion="high" chart:style-name="ch2"/>
        <chart:plot-area chart:style-name="ch3" table:cell-range-address="Hoja1.C1:Hoja1.E13" chart:data-source-has-labels="row" svg:x="1.331cm" svg:y="0.675cm" svg:width="8.617cm" svg:height="7.1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58cm" svg:y="0.809cm" svg:width="7.89cm" svg:height="6.3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4.867cm" svg:y="8.019cm" chart:style-name="ch5">
              <text:p>Ejecución</text:p>
            </chart:title>
          </chart:axis>
          <chart:axis chart:dimension="y" chart:name="primary-y" chart:style-name="ch6">
            <chart:title svg:x="0.451cm" svg:y="4.857cm" chart:style-name="ch7">
              <text:p>Tiempo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Hoja1.C3:Hoja1.C13" chart:label-cell-address="Hoja1.C1:Hoja1.C2" chart:class="chart:bar">
            <chart:data-point chart:repeated="11"/>
          </chart:series>
          <chart:series chart:style-name="ch10" chart:values-cell-range-address="Hoja1.D3:Hoja1.D13" chart:label-cell-address="Hoja1.D1:Hoja1.D2" chart:class="chart:bar">
            <chart:data-point chart:repeated="11"/>
          </chart:series>
          <chart:series chart:style-name="ch11" chart:values-cell-range-address="Hoja1.E3:Hoja1.E13" chart:label-cell-address="Hoja1.E1:Hoja1.E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 1 core T.secuencial</text:p>
                <text:list>
                  <text:list-item>
                    <text:p>1 thread 1 core</text:p>
                  </text:list-item>
                  <text:list-item>
                    <text:p>T.secuencial</text:p>
                  </text:list-item>
                </text:list>
                <draw:g>
                  <svg:desc>Hoja1.C1:Hoja1.C2</svg:desc>
                </draw:g>
              </table:table-cell>
              <table:table-cell office:value-type="string">
                <text:p>8 threads T.paralelo (for)</text:p>
                <text:list>
                  <text:list-item>
                    <text:p>8 threads</text:p>
                  </text:list-item>
                  <text:list-item>
                    <text:p>T.paralelo (for)</text:p>
                  </text:list-item>
                </text:list>
                <draw:g>
                  <svg:desc>Hoja1.D1:Hoja1.D2</svg:desc>
                </draw:g>
              </table:table-cell>
              <table:table-cell office:value-type="string">
                <text:p>8 threads T.paralelo (sections)</text:p>
                <text:list>
                  <text:list-item>
                    <text:p>8 threads</text:p>
                  </text:list-item>
                  <text:list-item>
                    <text:p>T.paralelo (sections)</text:p>
                  </text:list-item>
                </text:list>
                <draw:g>
                  <svg:desc>Hoja1.E1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385253">
                <text:p>0.002385253</text:p>
                <draw:g>
                  <svg:desc>Hoja1.C3:Hoja1.C13</svg:desc>
                </draw:g>
              </table:table-cell>
              <table:table-cell office:value-type="float" office:value="0.00259839499994996">
                <text:p>0.00259839499994996</text:p>
                <draw:g>
                  <svg:desc>Hoja1.D3:Hoja1.D13</svg:desc>
                </draw:g>
              </table:table-cell>
              <table:table-cell office:value-type="float" office:value="0.00344571499954327">
                <text:p>0.00344571499954327</text:p>
                <draw:g>
                  <svg:desc>Hoja1.E3:Hoj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95996">
                <text:p>0.004795996</text:p>
              </table:table-cell>
              <table:table-cell office:value-type="float" office:value="0.000954691000515595">
                <text:p>0.000954691000515595</text:p>
              </table:table-cell>
              <table:table-cell office:value-type="float" office:value="0.00653171200065117">
                <text:p>0.00653171200065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886355">
                <text:p>0.009886355</text:p>
              </table:table-cell>
              <table:table-cell office:value-type="float" office:value="0.00142570500065631">
                <text:p>0.00142570500065631</text:p>
              </table:table-cell>
              <table:table-cell office:value-type="float" office:value="0.0108834259990545">
                <text:p>0.0108834259990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680093">
                <text:p>0.020680093</text:p>
              </table:table-cell>
              <table:table-cell office:value-type="float" office:value="0.00315838599999552">
                <text:p>0.00315838599999552</text:p>
              </table:table-cell>
              <table:table-cell office:value-type="float" office:value="0.0170748130003631">
                <text:p>0.0170748130003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203325">
                <text:p>0.18203325</text:p>
              </table:table-cell>
              <table:table-cell office:value-type="float" office:value="0.00583100299991202">
                <text:p>0.00583100299991202</text:p>
              </table:table-cell>
              <table:table-cell office:value-type="float" office:value="0.0135738970002421">
                <text:p>0.0135738970002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82678">
                <text:p>0.34482678</text:p>
              </table:table-cell>
              <table:table-cell office:value-type="float" office:value="0.0132128789991839">
                <text:p>0.0132128789991839</text:p>
              </table:table-cell>
              <table:table-cell office:value-type="float" office:value="0.0300271140004043">
                <text:p>0.0300271140004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6323893">
                <text:p>0.066323893</text:p>
              </table:table-cell>
              <table:table-cell office:value-type="float" office:value="0.0241820489991369">
                <text:p>0.0241820489991369</text:p>
              </table:table-cell>
              <table:table-cell office:value-type="float" office:value="0.0486782440002571">
                <text:p>0.0486782440002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5778912">
                <text:p>0.115778912</text:p>
              </table:table-cell>
              <table:table-cell office:value-type="float" office:value="0.0467073880008684">
                <text:p>0.0467073880008684</text:p>
              </table:table-cell>
              <table:table-cell office:value-type="float" office:value="0.085894041998472">
                <text:p>0.085894041998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063196">
                <text:p>0.214063196</text:p>
              </table:table-cell>
              <table:table-cell office:value-type="float" office:value="0.0932954689997132">
                <text:p>0.0932954689997132</text:p>
              </table:table-cell>
              <table:table-cell office:value-type="float" office:value="0.171258825001132">
                <text:p>0.171258825001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2357492">
                <text:p>0.422357492</text:p>
              </table:table-cell>
              <table:table-cell office:value-type="float" office:value="0.175181972999781">
                <text:p>0.175181972999781</text:p>
              </table:table-cell>
              <table:table-cell office:value-type="float" office:value="0.3318714979996">
                <text:p>0.3318714979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7398284">
                <text:p>0.847398284</text:p>
              </table:table-cell>
              <table:table-cell office:value-type="float" office:value="0.345761000000493">
                <text:p>0.345761000000493</text:p>
              </table:table-cell>
              <table:table-cell office:value-type="float" office:value="0.660043953999775">
                <text:p>0.660043953999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